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2b4"/>
    </style:style>
    <style:style style:name="P2" style:family="paragraph" style:parent-style-name="Heading_20_1">
      <style:text-properties officeooo:paragraph-rsid="001dc2b4"/>
    </style:style>
    <style:style style:name="P3" style:family="paragraph" style:parent-style-name="Heading_20_2">
      <style:text-properties officeooo:paragraph-rsid="001dc2b4"/>
    </style:style>
    <style:style style:name="T1" style:family="text">
      <style:text-properties officeooo:rsid="001dc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gress</text:span></text:h>
      <text:p text:style-name="Text_20_body"><text:span text:style-name="T1"/></text:p>
      <text:p text:style-name="Text_20_body"><text:span text:style-name="T1"/></text:p>
      <text:h text:style-name="P3" text:outline-level="2"><text:span text:style-name="T1">ToDo</text:span></text:h>
      <text:p text:style-name="P1"><text:span text:style-name="T1">** move ToDo list herer! **</text:span></text:p>
      <text:h text:style-name="Heading_20_1" text:outline-level="1"><text:span text:style-name="T1">Components</text:span></text:h>
      <text:p text:style-name="P1"><text:span text:style-name="T1">- don't forget about decisions about which tools/libraries will be used for which job!</text:span></text:p>
      <text:p text:style-name="P1"><text:span text:style-name="T1"/></text:p>
      <text:h text:style-name="P2" text:outline-level="1"><text:span text:style-name="T1">Decisions</text:span></text:h>
      <text:p text:style-name="P1"><text:span text:style-name="T1"/></text:p>
      <text:h text:style-name="P3" text:outline-level="2"><text:span text:style-name="T1">To be made</text:span></text:h>
      <text:p text:style-name="P1"><text:span text:style-name="T1"/></text:p>
      <text:h text:style-name="P3" text:outline-level="2"><text:span text:style-name="T1">Preliminary</text:span></text:h>
      <text:p text:style-name="P1"><text:span text:style-name="T1"/></text:p>
      <text:h text:style-name="P3" text:outline-level="2"><text:span text:style-name="T1">Had been made</text:span></text:h>
      <text:h text:style-name="P3" text:outline-level="2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2-23T12:39:15</dc:date>
    <dc:creator>Torge Herber</dc:creator>
    <meta:editing-duration>P0D</meta:editing-duration>
    <meta:editing-cycles>1</meta:editing-cycles>
    <meta:document-statistic meta:table-count="0" meta:image-count="0" meta:object-count="0" meta:page-count="1" meta:paragraph-count="9" meta:word-count="31" meta:character-count="178" meta:non-whitespace-character-count="156"/>
    <meta:generator>LibreOffice/4.0.2.2$Linux_X86_64 LibreOffice_project/400m0$Build-2</meta:generator>
  </office:meta>
</office:document-meta>
</file>